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orm:</text:p>
      <text:p text:style-name="Standard"/>
      <text:p text:style-name="Standard">xPos</text:p>
      <text:p text:style-name="Standard">yPos</text:p>
      <text:p text:style-name="Standard">returnMax</text:p>
      <text:p text:style-name="Standard">returnMin</text:p>
      <text:p text:style-name="Standard">steps</text:p>
      <text:p text:style-name="Standard">graphValues{16}</text:p>
      <text:p text:style-name="Standard"/>
      <text:p text:style-name="Standard">Graphical Objekts:</text:p>
      <text:p text:style-name="Standard"/>
      <text:p text:style-name="Standard"/>
      <text:p text:style-name="Standard">SlideControl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04T13:29:46.51</meta:creation-date>
    <meta:document-statistic meta:table-count="0" meta:image-count="0" meta:object-count="0" meta:page-count="1" meta:paragraph-count="9" meta:word-count="10" meta:character-count="82"/>
    <dc:date>2016-10-04T21:04:22.98</dc:date>
    <meta:editing-duration>PT26M40S</meta:editing-duration>
    <meta:editing-cycles>1</meta:editing-cycles>
    <meta:generator>OpenOffice/4.1.1$Win32 OpenOffice.org_project/411m6$Build-9775</meta:generator>
  </office:meta>
</office:document-meta>
</file>